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92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0.861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1.866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2.609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84cm"/>
    </style:style>
    <style:style style:name="co12" style:family="table-column">
      <style:table-column-properties fo:break-before="auto" style:column-width="2.081cm"/>
    </style:style>
    <style:style style:name="co13" style:family="table-column">
      <style:table-column-properties fo:break-before="auto" style:column-width="2.106cm"/>
    </style:style>
    <style:style style:name="co14" style:family="table-column">
      <style:table-column-properties fo:break-before="auto" style:column-width="2.201cm"/>
    </style:style>
    <style:style style:name="co15" style:family="table-column">
      <style:table-column-properties fo:break-before="auto" style:column-width="1.46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PageStyle_5f_Бюджет">
      <style:table-properties table:display="true" style:writing-mode="lr-tb"/>
    </style:style>
    <style:style style:name="ta2" style:family="table" style:master-page-name="PageStyle_5f_Бюджет">
      <style:table-properties table:display="false" style:writing-mode="lr-tb"/>
    </style:style>
    <style:style style:name="ta3" style:family="table" style:master-page-name="PageStyle_5f_Структура_20_сценария">
      <style:table-properties table:display="true" style:writing-mode="lr-tb"/>
    </style:style>
    <style:style style:name="ta4" style:family="table" style:master-page-name="PageStyle_5f_Лист4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Лист5">
      <style:table-properties table:display="true" style:writing-mode="lr-tb"/>
    </style:style>
    <style:style style:name="ta7" style:family="table" style:master-page-name="PageStyle_5f_Лист7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1.76pt solid #215f9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order-bottom-complex-color loext:theme-type="dark2" loext:color-type="theme">
          <loext:transformation loext:type="lummod" loext:value="7500"/>
          <loext:transformation loext:type="lumoff" loext:value="2499"/>
        </loext:border-bottom-complex-color>
      </style:table-cell-properties>
      <style:paragraph-properties fo:text-align="center" css3t:text-justify="auto" fo:margin-left="0cm" style:writing-mode="page"/>
      <style:text-properties fo:color="#215f9a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215f9a" style:rotation-align="none" fo:border-top="none">
        <loext:border-bottom-complex-color loext:theme-type="dark1" loext:color-type="theme"/>
        <loext:border-left-complex-color loext:theme-type="dark1" loext:color-type="theme"/>
        <loext:border-right-complex-color loext:theme-type="dark2" loext:color-type="theme">
          <loext:transformation loext:type="lummod" loext:value="7500"/>
          <loext:transformation loext:type="lumoff" loext:value="2499"/>
        </loext:border-right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215f9a" style:rotation-align="none" fo:border-top="0.74pt solid #000000">
        <loext:border-bottom-complex-color loext:theme-type="dark1" loext:color-type="theme"/>
        <loext:border-left-complex-color loext:theme-type="dark1" loext:color-type="theme"/>
        <loext:border-right-complex-color loext:theme-type="dark2" loext:color-type="theme">
          <loext:transformation loext:type="lummod" loext:value="7500"/>
          <loext:transformation loext:type="lumoff" loext:value="2499"/>
        </loext:border-right-complex-color>
        <loext:border-top-complex-color loext:theme-type="dark1" loext:color-type="theme"/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37">
      <style:table-cell-properties fo:border-bottom="0.74pt solid #215f9a" style:diagonal-bl-tr="none" style:diagonal-tl-br="none" fo:border-left="0.74pt solid #215f9a" fo:border-right="0.74pt solid #215f9a" style:rotation-align="none" fo:border-top="none">
        <loext:border-bottom-complex-color loext:theme-type="dark2" loext:color-type="theme">
          <loext:transformation loext:type="lummod" loext:value="7500"/>
          <loext:transformation loext:type="lumoff" loext:value="2499"/>
        </loext:border-bottom-complex-color>
        <loext:border-left-complex-color loext:theme-type="dark2" loext:color-type="theme">
          <loext:transformation loext:type="lummod" loext:value="7500"/>
          <loext:transformation loext:type="lumoff" loext:value="2499"/>
        </loext:border-left-complex-color>
        <loext:border-right-complex-color loext:theme-type="dark2" loext:color-type="theme">
          <loext:transformation loext:type="lummod" loext:value="7500"/>
          <loext:transformation loext:type="lumoff" loext:value="2499"/>
        </loext:border-right-complex-color>
      </style:table-cell-properties>
    </style:style>
    <style:style style:name="ce6" style:family="table-cell" style:parent-style-name="Default" style:data-style-name="N137">
      <style:table-cell-properties style:diagonal-bl-tr="none" style:diagonal-tl-br="none" fo:border="0.74pt solid #215f9a" style:rotation-align="none">
        <loext:border-bottom-complex-color loext:theme-type="dark2" loext:color-type="theme">
          <loext:transformation loext:type="lummod" loext:value="7500"/>
          <loext:transformation loext:type="lumoff" loext:value="2499"/>
        </loext:border-bottom-complex-color>
        <loext:border-left-complex-color loext:theme-type="dark2" loext:color-type="theme">
          <loext:transformation loext:type="lummod" loext:value="7500"/>
          <loext:transformation loext:type="lumoff" loext:value="2499"/>
        </loext:border-left-complex-color>
        <loext:border-right-complex-color loext:theme-type="dark2" loext:color-type="theme">
          <loext:transformation loext:type="lummod" loext:value="7500"/>
          <loext:transformation loext:type="lumoff" loext:value="2499"/>
        </loext:border-right-complex-color>
        <loext:border-top-complex-color loext:theme-type="dark2" loext:color-type="theme">
          <loext:transformation loext:type="lummod" loext:value="7500"/>
          <loext:transformation loext:type="lumoff" loext:value="2499"/>
        </loext:border-top-complex-color>
      </style:table-cell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15f9a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137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cell-protect="protected" style:print-content="true"/>
    </style:style>
    <style:style style:name="ce12" style:family="table-cell" style:parent-style-name="Default" style:data-style-name="N137">
      <style:table-cell-properties fo:border-bottom="0.74pt solid #215f9a" style:cell-protect="protected" style:print-content="true" style:diagonal-bl-tr="none" style:diagonal-tl-br="none" fo:border-left="0.74pt solid #215f9a" fo:border-right="0.74pt solid #215f9a" style:rotation-align="none" fo:border-top="none">
        <loext:border-bottom-complex-color loext:theme-type="dark2" loext:color-type="theme">
          <loext:transformation loext:type="lummod" loext:value="7500"/>
          <loext:transformation loext:type="lumoff" loext:value="2499"/>
        </loext:border-bottom-complex-color>
        <loext:border-left-complex-color loext:theme-type="dark2" loext:color-type="theme">
          <loext:transformation loext:type="lummod" loext:value="7500"/>
          <loext:transformation loext:type="lumoff" loext:value="2499"/>
        </loext:border-left-complex-color>
        <loext:border-right-complex-color loext:theme-type="dark2" loext:color-type="theme">
          <loext:transformation loext:type="lummod" loext:value="7500"/>
          <loext:transformation loext:type="lumoff" loext:value="2499"/>
        </loext:border-right-complex-color>
      </style:table-cell-properties>
    </style:style>
    <style:style style:name="ce13" style:family="table-cell" style:parent-style-name="Default" style:data-style-name="N137">
      <style:table-cell-properties style:cell-protect="protected" style:print-content="true" style:diagonal-bl-tr="none" style:diagonal-tl-br="none" fo:border="0.74pt solid #215f9a" style:rotation-align="none">
        <loext:border-bottom-complex-color loext:theme-type="dark2" loext:color-type="theme">
          <loext:transformation loext:type="lummod" loext:value="7500"/>
          <loext:transformation loext:type="lumoff" loext:value="2499"/>
        </loext:border-bottom-complex-color>
        <loext:border-left-complex-color loext:theme-type="dark2" loext:color-type="theme">
          <loext:transformation loext:type="lummod" loext:value="7500"/>
          <loext:transformation loext:type="lumoff" loext:value="2499"/>
        </loext:border-left-complex-color>
        <loext:border-right-complex-color loext:theme-type="dark2" loext:color-type="theme">
          <loext:transformation loext:type="lummod" loext:value="7500"/>
          <loext:transformation loext:type="lumoff" loext:value="2499"/>
        </loext:border-right-complex-color>
        <loext:border-top-complex-color loext:theme-type="dark2" loext:color-type="theme">
          <loext:transformation loext:type="lummod" loext:value="7500"/>
          <loext:transformation loext:type="lumoff" loext:value="2499"/>
        </loext:border-top-complex-color>
      </style:table-cell-properties>
    </style:style>
    <style:style style:name="ce14" style:family="table-cell" style:parent-style-name="Default">
      <style:table-cell-properties fo:border-bottom="none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none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3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37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137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>
        <loext:border-bottom-complex-color loext:theme-type="dark1" loext:color-type="theme"/>
        <loext:border-left-complex-color loext:theme-type="dark1" loext:color-type="theme"/>
        <loext:border-top-complex-color loext:theme-type="dark1" loext:color-type="theme"/>
      </style:table-cell-properties>
    </style:style>
    <style:style style:name="ce28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>
        <loext:border-bottom-complex-color loext:theme-type="dark1" loext:color-type="theme"/>
        <loext:border-left-complex-color loext:theme-type="dark1" loext:color-type="theme"/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215f9a" style:diagonal-bl-tr="none" style:diagonal-tl-br="none" fo:border-left="1.76pt solid #000000" fo:border-right="none" style:rotation-align="none" fo:border-top="none">
        <loext:border-bottom-complex-color loext:theme-type="dark2" loext:color-type="theme">
          <loext:transformation loext:type="lummod" loext:value="7500"/>
          <loext:transformation loext:type="lumoff" loext:value="2499"/>
        </loext:border-bottom-complex-color>
        <loext:border-left-complex-color loext:theme-type="dark1" loext:color-type="theme"/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215f9a" style:diagonal-bl-tr="none" style:diagonal-tl-br="none" fo:border-left="1.76pt solid #000000" fo:border-right="none" style:rotation-align="none" fo:border-top="0.74pt solid #215f9a">
        <loext:border-bottom-complex-color loext:theme-type="dark2" loext:color-type="theme">
          <loext:transformation loext:type="lummod" loext:value="7500"/>
          <loext:transformation loext:type="lumoff" loext:value="2499"/>
        </loext:border-bottom-complex-color>
        <loext:border-left-complex-color loext:theme-type="dark1" loext:color-type="theme"/>
        <loext:border-top-complex-color loext:theme-type="dark2" loext:color-type="theme">
          <loext:transformation loext:type="lummod" loext:value="7500"/>
          <loext:transformation loext:type="lumoff" loext:value="2499"/>
        </loext:border-top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0.74pt solid #215f9a">
        <loext:border-left-complex-color loext:theme-type="dark1" loext:color-type="theme"/>
        <loext:border-top-complex-color loext:theme-type="dark2" loext:color-type="theme">
          <loext:transformation loext:type="lummod" loext:value="7500"/>
          <loext:transformation loext:type="lumoff" loext:value="2499"/>
        </loext:border-top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>
        <loext:border-bottom-complex-color loext:theme-type="dark1" loext:color-type="theme"/>
        <loext:border-left-complex-color loext:theme-type="dark1" loext:color-type="theme"/>
        <loext:border-top-complex-color loext:theme-type="dark1" loext:color-type="theme"/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diagonal-bl-tr="none" style:diagonal-tl-br="none" fo:border="1.76pt solid #000000" style:rotation-align="none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137">
      <style:table-cell-properties fo:border-bottom="0.74pt solid #215f9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order-bottom-complex-color loext:theme-type="dark2" loext:color-type="theme">
          <loext:transformation loext:type="lummod" loext:value="7500"/>
          <loext:transformation loext:type="lumoff" loext:value="2499"/>
        </loext:border-bottom-complex-color>
        <loext:border-left-complex-color loext:theme-type="dark1" loext:color-type="theme"/>
        <loext:border-right-complex-color loext:theme-type="dark1" loext:color-type="theme"/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 style:data-style-name="N137">
      <style:table-cell-properties fo:border-bottom="0.74pt solid #215f9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215f9a" style:vertical-align="middle" loext:vertical-justify="auto">
        <loext:border-bottom-complex-color loext:theme-type="dark2" loext:color-type="theme">
          <loext:transformation loext:type="lummod" loext:value="7500"/>
          <loext:transformation loext:type="lumoff" loext:value="2499"/>
        </loext:border-bottom-complex-color>
        <loext:border-left-complex-color loext:theme-type="dark1" loext:color-type="theme"/>
        <loext:border-right-complex-color loext:theme-type="dark1" loext:color-type="theme"/>
        <loext:border-top-complex-color loext:theme-type="dark2" loext:color-type="theme">
          <loext:transformation loext:type="lummod" loext:value="7500"/>
          <loext:transformation loext:type="lumoff" loext:value="2499"/>
        </loext:border-top-complex-color>
      </style:table-cell-properties>
      <style:paragraph-properties fo:text-align="center" css3t:text-justify="auto" fo:margin-left="0cm" style:writing-mode="page"/>
    </style:style>
    <style:style style:name="ce36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215f9a" style:vertical-align="middle" loext:vertical-justify="auto">
        <loext:border-left-complex-color loext:theme-type="dark1" loext:color-type="theme"/>
        <loext:border-right-complex-color loext:theme-type="dark1" loext:color-type="theme"/>
        <loext:border-top-complex-color loext:theme-type="dark2" loext:color-type="theme">
          <loext:transformation loext:type="lummod" loext:value="7500"/>
          <loext:transformation loext:type="lumoff" loext:value="2499"/>
        </loext:border-top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 style:data-style-name="N137">
      <style:table-cell-properties style:diagonal-bl-tr="none" style:diagonal-tl-br="none" fo:border="1.76pt solid #000000" style:rotation-align="none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</style:style>
    <style:style style:name="ce38" style:family="table-cell" style:parent-style-name="Default">
      <style:table-cell-properties fo:border-bottom="0.74pt solid #215f9a" style:diagonal-bl-tr="none" style:diagonal-tl-br="none" fo:border-left="1.76pt solid #000000" fo:border-right="1.76pt solid #000000" style:rotation-align="none" fo:border-top="none">
        <loext:border-bottom-complex-color loext:theme-type="dark2" loext:color-type="theme">
          <loext:transformation loext:type="lummod" loext:value="7500"/>
          <loext:transformation loext:type="lumoff" loext:value="2499"/>
        </loext:border-bottom-complex-color>
        <loext:border-left-complex-color loext:theme-type="dark1" loext:color-type="theme"/>
        <loext:border-right-complex-color loext:theme-type="dark1" loext:color-type="theme"/>
      </style:table-cell-properties>
    </style:style>
    <style:style style:name="ce39" style:family="table-cell" style:parent-style-name="Default">
      <style:table-cell-properties fo:border-bottom="0.74pt solid #215f9a" style:diagonal-bl-tr="none" style:diagonal-tl-br="none" fo:border-left="1.76pt solid #000000" fo:border-right="1.76pt solid #000000" style:rotation-align="none" fo:border-top="0.74pt solid #215f9a">
        <loext:border-bottom-complex-color loext:theme-type="dark2" loext:color-type="theme">
          <loext:transformation loext:type="lummod" loext:value="7500"/>
          <loext:transformation loext:type="lumoff" loext:value="2499"/>
        </loext:border-bottom-complex-color>
        <loext:border-left-complex-color loext:theme-type="dark1" loext:color-type="theme"/>
        <loext:border-right-complex-color loext:theme-type="dark1" loext:color-type="theme"/>
        <loext:border-top-complex-color loext:theme-type="dark2" loext:color-type="theme">
          <loext:transformation loext:type="lummod" loext:value="7500"/>
          <loext:transformation loext:type="lumoff" loext:value="2499"/>
        </loext:border-top-complex-color>
      </style:table-cell-properties>
    </style:style>
    <style:style style:name="ce4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0.74pt solid #215f9a">
        <loext:border-left-complex-color loext:theme-type="dark1" loext:color-type="theme"/>
        <loext:border-right-complex-color loext:theme-type="dark1" loext:color-type="theme"/>
        <loext:border-top-complex-color loext:theme-type="dark2" loext:color-type="theme">
          <loext:transformation loext:type="lummod" loext:value="7500"/>
          <loext:transformation loext:type="lumoff" loext:value="2499"/>
        </loext:border-top-complex-color>
      </style:table-cell-properties>
    </style:style>
    <style:style style:name="ce41" style:family="table-cell" style:parent-style-name="Default">
      <style:table-cell-properties style:diagonal-bl-tr="none" style:diagonal-tl-br="none" fo:border="1.76pt solid #000000" style:rotation-align="none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</style:style>
    <style:style style:name="ce42" style:family="table-cell" style:parent-style-name="Default" style:data-style-name="N137">
      <style:table-cell-properties fo:border-bottom="0.74pt solid #215f9a" style:diagonal-bl-tr="none" style:diagonal-tl-br="none" fo:border-left="1.76pt solid #000000" fo:border-right="1.76pt solid #000000" style:rotation-align="none" fo:border-top="none">
        <loext:border-bottom-complex-color loext:theme-type="dark2" loext:color-type="theme">
          <loext:transformation loext:type="lummod" loext:value="7500"/>
          <loext:transformation loext:type="lumoff" loext:value="2499"/>
        </loext:border-bottom-complex-color>
        <loext:border-left-complex-color loext:theme-type="dark1" loext:color-type="theme"/>
        <loext:border-right-complex-color loext:theme-type="dark1" loext:color-type="theme"/>
      </style:table-cell-properties>
    </style:style>
    <style:style style:name="ce43" style:family="table-cell" style:parent-style-name="Default" style:data-style-name="N137">
      <style:table-cell-properties fo:border-bottom="0.74pt solid #215f9a" style:diagonal-bl-tr="none" style:diagonal-tl-br="none" fo:border-left="1.76pt solid #000000" fo:border-right="1.76pt solid #000000" style:rotation-align="none" fo:border-top="0.74pt solid #215f9a">
        <loext:border-bottom-complex-color loext:theme-type="dark2" loext:color-type="theme">
          <loext:transformation loext:type="lummod" loext:value="7500"/>
          <loext:transformation loext:type="lumoff" loext:value="2499"/>
        </loext:border-bottom-complex-color>
        <loext:border-left-complex-color loext:theme-type="dark1" loext:color-type="theme"/>
        <loext:border-right-complex-color loext:theme-type="dark1" loext:color-type="theme"/>
        <loext:border-top-complex-color loext:theme-type="dark2" loext:color-type="theme">
          <loext:transformation loext:type="lummod" loext:value="7500"/>
          <loext:transformation loext:type="lumoff" loext:value="2499"/>
        </loext:border-top-complex-color>
      </style:table-cell-properties>
    </style:style>
    <style:style style:name="ce44" style:family="table-cell" style:parent-style-name="Default" style:data-style-name="N137">
      <style:table-cell-properties fo:border-bottom="none" style:diagonal-bl-tr="none" style:diagonal-tl-br="none" fo:border-left="1.76pt solid #000000" fo:border-right="1.76pt solid #000000" style:rotation-align="none" fo:border-top="0.74pt solid #215f9a">
        <loext:border-left-complex-color loext:theme-type="dark1" loext:color-type="theme"/>
        <loext:border-right-complex-color loext:theme-type="dark1" loext:color-type="theme"/>
        <loext:border-top-complex-color loext:theme-type="dark2" loext:color-type="theme">
          <loext:transformation loext:type="lummod" loext:value="7500"/>
          <loext:transformation loext:type="lumoff" loext:value="2499"/>
        </loext:border-top-complex-color>
      </style:table-cell-properties>
    </style:style>
    <style:style style:name="ce45" style:family="table-cell" style:parent-style-name="Default">
      <style:table-cell-properties style:diagonal-bl-tr="none" style:diagonal-tl-br="none" fo:border="0.74pt solid #000000" style:rotation-align="none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</style:style>
    <style:style style:name="ce46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end" css3t:text-justify="auto" fo:margin-left="0cm" style:writing-mode="page"/>
    </style:style>
    <style:style style:name="ce47" style:family="table-cell" style:parent-style-name="Default" style:data-style-name="N11">
      <style:table-cell-properties style:diagonal-bl-tr="none" style:diagonal-tl-br="none" fo:border="0.74pt solid #000000" style:rotation-align="none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</style:style>
    <style:style style:name="ce48" style:family="table-cell" style:parent-style-name="Default" style:data-style-name="N139">
      <style:table-cell-properties style:diagonal-bl-tr="none" style:diagonal-tl-br="none" fo:border="0.74pt solid #000000" style:rotation-align="none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</style:style>
    <style:style style:name="ce49" style:family="table-cell" style:parent-style-name="Default">
      <style:table-cell-properties style:diagonal-bl-tr="none" style:diagonal-tl-br="0.74pt solid 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>
        <loext:border-bottom-complex-color loext:theme-type="dark1" loext:color-type="theme"/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order-bottom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 style:data-style-name="N137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</style:table-cell-properties>
      <style:paragraph-properties fo:text-align="end" css3t:text-justify="auto" fo:margin-left="0cm" style:writing-mode="page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>
        <loext:border-bottom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 style:data-style-name="N137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order-bottom-complex-color loext:theme-type="dark1" loext:color-type="theme"/>
      </style:table-cell-properties>
      <style:paragraph-properties fo:text-align="end" css3t:text-justify="auto" fo:margin-left="0cm" style:writing-mode="page"/>
    </style:style>
    <style:style style:name="ce6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</style:style>
    <style:style style:name="ce6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>
        <loext:border-left-complex-color loext:theme-type="dark1" loext:color-type="theme"/>
        <loext:border-right-complex-color loext:theme-type="dark1" loext:color-type="theme"/>
      </style:table-cell-properties>
    </style:style>
    <style:style style:name="ce63" style:family="table-cell" style:parent-style-name="Default" style:data-style-name="N137">
      <style:table-cell-properties fo:border-bottom="1.76pt solid #000000" style:diagonal-bl-tr="none" style:diagonal-tl-br="none" fo:border-left="none" fo:border-right="1.76pt solid #000000" style:rotation-align="none" fo:border-top="none">
        <loext:border-bottom-complex-color loext:theme-type="dark1" loext:color-type="theme"/>
        <loext:border-right-complex-color loext:theme-type="dark1" loext:color-type="theme"/>
      </style:table-cell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sk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4"/>
        <table:table-column table:style-name="co1" table:default-cell-style-name="ce9"/>
        <table:table-column table:style-name="co2" table:default-cell-style-name="ce10"/>
        <table:table-column table:style-name="co3" table:number-columns-repeated="1637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Бюджет</text:p>
          </table:table-cell>
          <table:covered-table-cell table:style-name="ce1"/>
          <table:table-cell table:style-name="ce7"/>
          <table:table-cell table:style-name="ce8" table:number-columns-spanned="2" table:number-rows-spanned="1"/>
          <table:covered-table-cell table:style-name="ce8"/>
          <table:table-cell table:number-columns-repeated="16379"/>
        </table:table-row>
        <table:table-row table:style-name="ro1">
          <table:table-cell table:style-name="ce2" office:value-type="string" calcext:value-type="string">
            <text:p>Прибыль</text:p>
          </table:table-cell>
          <table:table-cell table:style-name="ce5" office:value-type="float" office:value="150000" calcext:value-type="float">
            <text:p>150 000,00 ₽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тоимость товара</text:p>
          </table:table-cell>
          <table:table-cell office:value-type="float" office:value="26000" calcext:value-type="float">
            <text:p>26 000,00 ₽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Доход</text:p>
          </table:table-cell>
          <table:table-cell table:formula="of:=[.$B$2]-[.$B$3]" office:value-type="float" office:value="124000" calcext:value-type="float">
            <text:p>124 000,00 ₽</text:p>
          </table:table-cell>
          <table:table-cell table:number-columns-repeated="16382"/>
        </table:table-row>
        <table:table-row table:style-name="ro1">
          <table:table-cell table:style-name="ce4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4" table:number-columns-repeated="2"/>
          <table:table-cell/>
          <table:table-cell table:style-name="Default" table:number-columns-repeated="2"/>
          <table:table-cell table:number-columns-repeated="16379"/>
        </table:table-row>
      </table:table>
      <table:table table:name="Худший случай" table:style-name="ta2">
        <table:scenario table:display-border="false" table:border-color="#c0c0c0" table:copy-back="false" table:copy-styles="false" table:copy-formulas="false" table:protected="true" table:is-active="false" table:scenario-ranges="'Худший случай'.B2:'Худший случай'.B3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1" table:default-cell-style-name="ce11"/>
        <table:table-column table:style-name="co2" table:default-cell-style-name="ce11"/>
        <table:table-column table:style-name="co3" table:number-columns-repeated="16379" table:default-cell-style-name="ce11"/>
        <table:table-row table:style-name="ro2">
          <table:table-cell table:number-columns-repeated="16384"/>
        </table:table-row>
        <table:table-row table:style-name="ro2">
          <table:table-cell/>
          <table:table-cell table:style-name="ce12" office:value-type="float" office:value="50000" calcext:value-type="float">
            <text:p>50 000,00 ₽</text:p>
          </table:table-cell>
          <table:table-cell table:number-columns-repeated="16382"/>
        </table:table-row>
        <table:table-row table:style-name="ro2">
          <table:table-cell/>
          <table:table-cell table:style-name="ce13" office:value-type="float" office:value="13200" calcext:value-type="float">
            <text:p>13 200,00 ₽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учший случай" table:style-name="ta2">
        <table:scenario table:display-border="false" table:border-color="#c0c0c0" table:copy-back="false" table:copy-styles="false" table:copy-formulas="false" table:protected="true" table:is-active="false" table:scenario-ranges="'Лучший случай'.B2:'Лучший случай'.B3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1" table:default-cell-style-name="ce11"/>
        <table:table-column table:style-name="co2" table:default-cell-style-name="ce11"/>
        <table:table-column table:style-name="co3" table:number-columns-repeated="16379" table:default-cell-style-name="ce11"/>
        <table:table-row table:style-name="ro2">
          <table:table-cell table:number-columns-repeated="16384"/>
        </table:table-row>
        <table:table-row table:style-name="ro2">
          <table:table-cell/>
          <table:table-cell table:style-name="ce12" office:value-type="float" office:value="150000" calcext:value-type="float">
            <text:p>150 000,00 ₽</text:p>
          </table:table-cell>
          <table:table-cell table:number-columns-repeated="16382"/>
        </table:table-row>
        <table:table-row table:style-name="ro2">
          <table:table-cell/>
          <table:table-cell table:style-name="ce13" office:value-type="float" office:value="26000" calcext:value-type="float">
            <text:p>26 000,00 ₽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Структура сценария" table:style-name="ta3">
        <office:forms form:automatic-focus="false" form:apply-design-mode="false"/>
        <table:table-column table:style-name="co3" table:number-columns-repeated="2" table:default-cell-style-name="Default"/>
        <table:table-column table:style-name="co4" table:default-cell-style-name="Default"/>
        <table:table-column-group>
          <table:table-column table:style-name="co5" table:number-columns-repeated="3" table:default-cell-style-name="Default"/>
        </table:table-column-group>
        <table:table-column table:style-name="co3" table:number-columns-repeated="16378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>
            <text:p>Структура сценария</text:p>
          </table:table-cell>
          <table:table-cell table:style-name="ce14"/>
          <table:table-cell table:style-name="ce19" table:number-columns-repeated="3"/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style-name="ce20" office:value-type="string" calcext:value-type="string">
            <text:p>Текущие значения:</text:p>
          </table:table-cell>
          <table:table-cell table:style-name="ce20" office:value-type="string" calcext:value-type="string">
            <text:p>Худший случай</text:p>
          </table:table-cell>
          <table:table-cell table:style-name="ce20" office:value-type="string" calcext:value-type="string">
            <text:p>Лучший случай</text:p>
          </table:table-cell>
          <table:table-cell table:number-columns-repeated="16378"/>
        </table:table-row>
        <table:table-row-group>
          <table:table-row table:style-name="ro1" table:visibility="collapse">
            <table:table-cell/>
            <table:table-cell table:style-name="ce16" table:number-columns-repeated="2"/>
            <table:table-cell table:style-name="ce21"/>
            <table:table-cell table:style-name="ce25" table:number-columns-repeated="2"/>
            <table:table-cell table:number-columns-repeated="16378"/>
          </table:table-row>
        </table:table-row-group>
        <table:table-row table:style-name="ro1">
          <table:table-cell/>
          <table:table-cell table:style-name="ce17" office:value-type="string" calcext:value-type="string">
            <text:p>Изменяемые:</text:p>
          </table:table-cell>
          <table:table-cell table:style-name="ce17"/>
          <table:table-cell table:style-name="ce22" table:number-columns-repeated="3"/>
          <table:table-cell table:number-columns-repeated="16378"/>
        </table:table-row>
        <table:table-row-group>
          <table:table-row table:style-name="ro1">
            <table:table-cell/>
            <table:table-cell table:style-name="ce16"/>
            <table:table-cell table:style-name="ce16" office:value-type="string" calcext:value-type="string">
              <text:p>$B$2</text:p>
            </table:table-cell>
            <table:table-cell table:style-name="ce23" office:value-type="float" office:value="150000" calcext:value-type="float">
              <text:p>150 000,00 ₽</text:p>
            </table:table-cell>
            <table:table-cell table:style-name="ce26" office:value-type="float" office:value="50000" calcext:value-type="float">
              <text:p>50 000,00 ₽</text:p>
            </table:table-cell>
            <table:table-cell table:style-name="ce26" office:value-type="float" office:value="150000" calcext:value-type="float">
              <text:p>150 000,00 ₽</text:p>
            </table:table-cell>
            <table:table-cell table:number-columns-repeated="16378"/>
          </table:table-row>
          <table:table-row table:style-name="ro1">
            <table:table-cell/>
            <table:table-cell table:style-name="ce16"/>
            <table:table-cell table:style-name="ce16" office:value-type="string" calcext:value-type="string">
              <text:p>$B$3</text:p>
            </table:table-cell>
            <table:table-cell table:style-name="ce23" office:value-type="float" office:value="26000" calcext:value-type="float">
              <text:p>26 000,00 ₽</text:p>
            </table:table-cell>
            <table:table-cell table:style-name="ce26" office:value-type="float" office:value="13200" calcext:value-type="float">
              <text:p>13 200,00 ₽</text:p>
            </table:table-cell>
            <table:table-cell table:style-name="ce26" office:value-type="float" office:value="26000" calcext:value-type="float">
              <text:p>26 000,00 ₽</text:p>
            </table:table-cell>
            <table:table-cell table:number-columns-repeated="16378"/>
          </table:table-row>
        </table:table-row-group>
        <table:table-row table:style-name="ro1">
          <table:table-cell/>
          <table:table-cell table:style-name="ce17" office:value-type="string" calcext:value-type="string">
            <text:p>Результат:</text:p>
          </table:table-cell>
          <table:table-cell table:style-name="ce17"/>
          <table:table-cell table:style-name="ce22" table:number-columns-repeated="3"/>
          <table:table-cell table:number-columns-repeated="16378"/>
        </table:table-row>
        <table:table-row-group>
          <table:table-row table:style-name="ro1">
            <table:table-cell/>
            <table:table-cell table:style-name="ce18"/>
            <table:table-cell table:style-name="ce18" office:value-type="string" calcext:value-type="string">
              <text:p>$B$4</text:p>
            </table:table-cell>
            <table:table-cell table:style-name="ce24" office:value-type="float" office:value="124000" calcext:value-type="float">
              <text:p>124 000,00 ₽</text:p>
            </table:table-cell>
            <table:table-cell table:style-name="ce24" office:value-type="float" office:value="36800" calcext:value-type="float">
              <text:p>36 800,00 ₽</text:p>
            </table:table-cell>
            <table:table-cell table:style-name="ce24" office:value-type="float" office:value="124000" calcext:value-type="float">
              <text:p>124 000,00 ₽</text:p>
            </table:table-cell>
            <table:table-cell table:number-columns-repeated="16378"/>
          </table:table-row>
        </table:table-row-group>
        <table:table-row table:style-name="ro1">
          <table:table-cell/>
          <table:table-cell office:value-type="string" calcext:value-type="string">
            <text:p>Примечания: столбец ''Текущие значения'' представляет значения изменяемых ячеек в 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момент создания Итогового отчета по Сценарию. Изменяемые ячейки для каждого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сценария выделены серым цветом.</text:p>
          </table:table-cell>
          <table:table-cell table:number-columns-repeated="16382"/>
        </table:table-row>
      </table:table>
      <table:table table:name="Task2" table:style-name="ta4">
        <office:forms form:automatic-focus="false" form:apply-design-mode="false"/>
        <table:table-column table:style-name="co6" table:default-cell-style-name="ce30"/>
        <table:table-column table:style-name="co7" table:default-cell-style-name="ce35"/>
        <table:table-column table:style-name="co8" table:default-cell-style-name="ce39"/>
        <table:table-column table:style-name="co9" table:default-cell-style-name="ce43"/>
        <table:table-column table:style-name="co3" table:number-columns-repeated="16380" table:default-cell-style-name="Default"/>
        <table:table-row table:style-name="ro1">
          <table:table-cell table:style-name="ce27"/>
          <table:table-cell table:style-name="ce33" office:value-type="string" calcext:value-type="string">
            <text:p>Оклад</text:p>
          </table:table-cell>
          <table:table-cell table:style-name="ce33" office:value-type="string" calcext:value-type="string">
            <text:p>Кол-во человек</text:p>
          </table:table-cell>
          <table:table-cell table:style-name="ce33" office:value-type="string" calcext:value-type="string">
            <text:p>Всего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28" office:value-type="string" calcext:value-type="string">
            <text:p>Медсестра</text:p>
          </table:table-cell>
          <table:table-cell table:style-name="ce34" office:value-type="float" office:value="213.174340007652" calcext:value-type="float">
            <text:p>213,17 ₽</text:p>
          </table:table-cell>
          <table:table-cell table:style-name="ce38" office:value-type="float" office:value="10" calcext:value-type="float">
            <text:p>10</text:p>
          </table:table-cell>
          <table:table-cell table:style-name="ce42" table:formula="of:=[.B2]*[.C2]" office:value-type="float" office:value="2131.74340007652" calcext:value-type="float">
            <text:p>2 131,74 ₽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29" office:value-type="string" calcext:value-type="string">
            <text:p>Уборщица</text:p>
          </table:table-cell>
          <table:table-cell table:formula="of:=[.B2]-[.B2]*3%" office:value-type="float" office:value="206.779109807423" calcext:value-type="float">
            <text:p>206,78 ₽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20.337329422268" calcext:value-type="float">
            <text:p>620,34 ₽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Лаборант</text:p>
          </table:table-cell>
          <table:table-cell table:formula="of:=[.B2]+10" office:value-type="float" office:value="223.174340007652" calcext:value-type="float">
            <text:p>223,17 ₽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92.697360030608" calcext:value-type="float">
            <text:p>892,70 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Фельдшер</text:p>
          </table:table-cell>
          <table:table-cell table:formula="of:=[.B2]*3" office:value-type="float" office:value="639.523020022956" calcext:value-type="float">
            <text:p>639,52 ₽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918.56906006887" calcext:value-type="float">
            <text:p>1 918,57 ₽</text:p>
          </table:table-cell>
          <table:table-cell/>
          <table:table-cell table:style-name="ce4"/>
          <table:table-cell table:number-columns-repeated="16378"/>
        </table:table-row>
        <table:table-row table:style-name="ro1">
          <table:table-cell office:value-type="string" calcext:value-type="string">
            <text:p>Врач</text:p>
          </table:table-cell>
          <table:table-cell table:formula="of:=[.B5]+200" office:value-type="float" office:value="839.523020022956" calcext:value-type="float">
            <text:p>839,52 ₽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8395.23020022956" calcext:value-type="float">
            <text:p>8 395,23 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Секретарь</text:p>
          </table:table-cell>
          <table:table-cell table:formula="of:=[.B4]*1.5" office:value-type="float" office:value="334.761510011478" calcext:value-type="float">
            <text:p>334,76 ₽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004.28453003443" calcext:value-type="float">
            <text:p>1 004,28 ₽</text:p>
          </table:table-cell>
          <table:table-cell table:number-columns-repeated="16380"/>
        </table:table-row>
        <table:table-row table:style-name="ro1">
          <table:table-cell table:style-name="ce31" office:value-type="string" calcext:value-type="string">
            <text:p>Глав Врач</text:p>
          </table:table-cell>
          <table:table-cell table:style-name="ce36" table:formula="of:=[.B6]*2" office:value-type="float" office:value="1679.04604004591" calcext:value-type="float">
            <text:p>1 679,05 ₽</text:p>
          </table:table-cell>
          <table:table-cell table:style-name="ce40" office:value-type="float" office:value="3" calcext:value-type="float">
            <text:p>3</text:p>
          </table:table-cell>
          <table:table-cell table:style-name="ce44" table:formula="of:=[.B8]*[.C8]" office:value-type="float" office:value="5037.13812013774" calcext:value-type="float">
            <text:p>5 037,14 ₽</text:p>
          </table:table-cell>
          <table:table-cell table:number-columns-repeated="16380"/>
        </table:table-row>
        <table:table-row table:style-name="ro1">
          <table:table-cell table:style-name="ce32" office:value-type="string" calcext:value-type="string">
            <text:p>ИТОГ</text:p>
          </table:table-cell>
          <table:table-cell table:style-name="ce37"/>
          <table:table-cell table:style-name="ce41"/>
          <table:table-cell table:style-name="ce37" table:formula="of:=SUM([.D2:.D8])" office:value-type="float" office:value="20000" calcext:value-type="float">
            <text:p>20 000,00 ₽</text:p>
          </table:table-cell>
          <table:table-cell table:number-columns-repeated="16380"/>
        </table:table-row>
        <table:named-expressions>
          <table:named-expression table:name="solver_adj" table:base-cell-address="$'Структура сценария'.$A$1" table:expression="[$Task2.$B$2];[$Task2.$C$2:.$C$8]"/>
          <table:named-expression table:name="solver_cvg" table:base-cell-address="$'Структура сценария'.$A$1" table:expression="0.0001"/>
          <table:named-expression table:name="solver_drv" table:base-cell-address="$'Структура сценария'.$A$1" table:expression="1"/>
          <table:named-expression table:name="solver_eng" table:base-cell-address="$'Структура сценария'.$A$1" table:expression="1"/>
          <table:named-expression table:name="solver_est" table:base-cell-address="$'Структура сценария'.$A$1" table:expression="1"/>
          <table:named-expression table:name="solver_itr" table:base-cell-address="$'Структура сценария'.$A$1" table:expression="2147483647"/>
          <table:named-range table:name="solver_lhs1" table:base-cell-address="$'Структура сценария'.$A$1" table:cell-range-address="$Task2.$C$2:.$C$8" table:range-usable-as="hidden"/>
          <table:named-range table:name="solver_lhs2" table:base-cell-address="$'Структура сценария'.$A$1" table:cell-range-address="$Task2.$C$2:.$C$8" table:range-usable-as="hidden"/>
          <table:named-range table:name="solver_lhs3" table:base-cell-address="$'Структура сценария'.$A$1" table:cell-range-address="$Task2.$C$6" table:range-usable-as="hidden"/>
          <table:named-range table:name="solver_lhs4" table:base-cell-address="$'Структура сценария'.$A$1" table:cell-range-address="$Task2.$C$7" table:range-usable-as="hidden"/>
          <table:named-range table:name="solver_lhs5" table:base-cell-address="$'Структура сценария'.$A$1" table:cell-range-address="$Task2.$C$8" table:range-usable-as="hidden"/>
          <table:named-expression table:name="solver_mip" table:base-cell-address="$'Структура сценария'.$A$1" table:expression="2147483647"/>
          <table:named-expression table:name="solver_mni" table:base-cell-address="$'Структура сценария'.$A$1" table:expression="30"/>
          <table:named-expression table:name="solver_mrt" table:base-cell-address="$'Структура сценария'.$A$1" table:expression="0.075"/>
          <table:named-expression table:name="solver_msl" table:base-cell-address="$'Структура сценария'.$A$1" table:expression="2"/>
          <table:named-expression table:name="solver_neg" table:base-cell-address="$'Структура сценария'.$A$1" table:expression="1"/>
          <table:named-expression table:name="solver_nod" table:base-cell-address="$'Структура сценария'.$A$1" table:expression="2147483647"/>
          <table:named-expression table:name="solver_num" table:base-cell-address="$'Структура сценария'.$A$1" table:expression="5"/>
          <table:named-expression table:name="solver_nwt" table:base-cell-address="$'Структура сценария'.$A$1" table:expression="1"/>
          <table:named-range table:name="solver_opt" table:base-cell-address="$'Структура сценария'.$A$1" table:cell-range-address="$Task2.$D$9" table:range-usable-as="hidden"/>
          <table:named-expression table:name="solver_pre" table:base-cell-address="$'Структура сценария'.$A$1" table:expression="0.000001"/>
          <table:named-expression table:name="solver_rbv" table:base-cell-address="$'Структура сценария'.$A$1" table:expression="1"/>
          <table:named-expression table:name="solver_rel1" table:base-cell-address="$'Структура сценария'.$A$1" table:expression="1"/>
          <table:named-expression table:name="solver_rel2" table:base-cell-address="$'Структура сценария'.$A$1" table:expression="4"/>
          <table:named-expression table:name="solver_rel3" table:base-cell-address="$'Структура сценария'.$A$1" table:expression="1"/>
          <table:named-expression table:name="solver_rel4" table:base-cell-address="$'Структура сценария'.$A$1" table:expression="2"/>
          <table:named-expression table:name="solver_rel5" table:base-cell-address="$'Структура сценария'.$A$1" table:expression="3"/>
          <table:named-expression table:name="solver_rhs1" table:base-cell-address="$'Структура сценария'.$A$1" table:expression="10"/>
          <table:named-expression table:name="solver_rhs2" table:base-cell-address="$'Структура сценария'.$A$1" table:expression="&quot;целое&quot;"/>
          <table:named-range table:name="solver_rhs3" table:base-cell-address="$'Структура сценария'.$A$1" table:cell-range-address="$Task2.$C$2" table:range-usable-as="hidden"/>
          <table:named-range table:name="solver_rhs4" table:base-cell-address="$'Структура сценария'.$A$1" table:cell-range-address="$Task2.$C$8" table:range-usable-as="hidden"/>
          <table:named-expression table:name="solver_rhs5" table:base-cell-address="$'Структура сценария'.$A$1" table:expression="2"/>
          <table:named-expression table:name="solver_rlx" table:base-cell-address="$'Структура сценария'.$A$1" table:expression="2"/>
          <table:named-expression table:name="solver_rsd" table:base-cell-address="$'Структура сценария'.$A$1" table:expression="0"/>
          <table:named-expression table:name="solver_scl" table:base-cell-address="$'Структура сценария'.$A$1" table:expression="1"/>
          <table:named-expression table:name="solver_sho" table:base-cell-address="$'Структура сценария'.$A$1" table:expression="2"/>
          <table:named-expression table:name="solver_ssz" table:base-cell-address="$'Структура сценария'.$A$1" table:expression="100"/>
          <table:named-expression table:name="solver_tim" table:base-cell-address="$'Структура сценария'.$A$1" table:expression="2147483647"/>
          <table:named-expression table:name="solver_tol" table:base-cell-address="$'Структура сценария'.$A$1" table:expression="0.01"/>
          <table:named-expression table:name="solver_typ" table:base-cell-address="$'Структура сценария'.$A$1" table:expression="3"/>
          <table:named-expression table:name="solver_val" table:base-cell-address="$'Структура сценария'.$A$1" table:expression="20000"/>
          <table:named-expression table:name="solver_ver" table:base-cell-address="$'Структура сценария'.$A$1" table:expression="3"/>
        </table:named-expressions>
      </table:table>
      <table:table table:name="Task3" table:style-name="ta5">
        <office:forms form:automatic-focus="false" form:apply-design-mode="false"/>
        <table:table-column table:style-name="co10" table:default-cell-style-name="ce30"/>
        <table:table-column table:style-name="co10" table:default-cell-style-name="ce35"/>
        <table:table-column table:style-name="co10" table:default-cell-style-name="ce39"/>
        <table:table-column table:style-name="co10" table:default-cell-style-name="ce43"/>
        <table:table-row table:style-name="ro2">
          <table:table-cell table:style-name="ce27"/>
          <table:table-cell table:style-name="ce33" office:value-type="string" calcext:value-type="string">
            <text:p>Оклад</text:p>
          </table:table-cell>
          <table:table-cell table:style-name="ce33" office:value-type="string" calcext:value-type="string">
            <text:p>Кол-во человек</text:p>
          </table:table-cell>
          <table:table-cell table:style-name="ce33" office:value-type="string" calcext:value-type="string">
            <text:p>Всего</text:p>
          </table:table-cell>
        </table:table-row>
        <table:table-row table:style-name="ro2">
          <table:table-cell table:style-name="ce28" office:value-type="string" calcext:value-type="string">
            <text:p>Медсестра</text:p>
          </table:table-cell>
          <table:table-cell table:style-name="ce34" office:value-type="float" office:value="213.174340007652" calcext:value-type="float">
            <text:p>213,17 ₽</text:p>
          </table:table-cell>
          <table:table-cell table:style-name="ce38" office:value-type="float" office:value="10" calcext:value-type="float">
            <text:p>10</text:p>
          </table:table-cell>
          <table:table-cell table:style-name="ce42" table:formula="of:=[.B2]*[.C2]" office:value-type="float" office:value="2131.74340007652" calcext:value-type="float">
            <text:p>2 131,74 ₽</text:p>
          </table:table-cell>
        </table:table-row>
        <table:table-row table:style-name="ro2">
          <table:table-cell table:style-name="ce29" office:value-type="string" calcext:value-type="string">
            <text:p>Уборщица</text:p>
          </table:table-cell>
          <table:table-cell table:formula="of:=[.B2]-[.B2]*3%" office:value-type="float" office:value="206.779109807423" calcext:value-type="float">
            <text:p>206,78 ₽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20.337329422268" calcext:value-type="float">
            <text:p>620,34 ₽</text:p>
          </table:table-cell>
        </table:table-row>
        <table:table-row table:style-name="ro2">
          <table:table-cell office:value-type="string" calcext:value-type="string">
            <text:p>Лаборант</text:p>
          </table:table-cell>
          <table:table-cell table:formula="of:=[.B2]+10" office:value-type="float" office:value="223.174340007652" calcext:value-type="float">
            <text:p>223,17 ₽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92.697360030608" calcext:value-type="float">
            <text:p>892,70 ₽</text:p>
          </table:table-cell>
        </table:table-row>
        <table:table-row table:style-name="ro2">
          <table:table-cell office:value-type="string" calcext:value-type="string">
            <text:p>Фельдшер</text:p>
          </table:table-cell>
          <table:table-cell table:formula="of:=[.B2]*3" office:value-type="float" office:value="639.523020022956" calcext:value-type="float">
            <text:p>639,52 ₽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918.56906006887" calcext:value-type="float">
            <text:p>1 918,57 ₽</text:p>
          </table:table-cell>
        </table:table-row>
        <table:table-row table:style-name="ro2">
          <table:table-cell office:value-type="string" calcext:value-type="string">
            <text:p>Врач</text:p>
          </table:table-cell>
          <table:table-cell table:formula="of:=[.B5]+200" office:value-type="float" office:value="839.523020022956" calcext:value-type="float">
            <text:p>839,52 ₽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8395.23020022956" calcext:value-type="float">
            <text:p>8 395,23 ₽</text:p>
          </table:table-cell>
        </table:table-row>
        <table:table-row table:style-name="ro2">
          <table:table-cell office:value-type="string" calcext:value-type="string">
            <text:p>Секретарь</text:p>
          </table:table-cell>
          <table:table-cell table:formula="of:=[.B4]*1.5" office:value-type="float" office:value="334.761510011478" calcext:value-type="float">
            <text:p>334,76 ₽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004.28453003443" calcext:value-type="float">
            <text:p>1 004,28 ₽</text:p>
          </table:table-cell>
        </table:table-row>
        <table:table-row table:style-name="ro2">
          <table:table-cell table:style-name="ce31" office:value-type="string" calcext:value-type="string">
            <text:p>Глав Врач</text:p>
          </table:table-cell>
          <table:table-cell table:style-name="ce36" table:formula="of:=[.B6]*2" office:value-type="float" office:value="1679.04604004591" calcext:value-type="float">
            <text:p>1 679,05 ₽</text:p>
          </table:table-cell>
          <table:table-cell table:style-name="ce40" office:value-type="float" office:value="3" calcext:value-type="float">
            <text:p>3</text:p>
          </table:table-cell>
          <table:table-cell table:style-name="ce44" table:formula="of:=[.B8]*[.C8]" office:value-type="float" office:value="5037.13812013774" calcext:value-type="float">
            <text:p>5 037,14 ₽</text:p>
          </table:table-cell>
        </table:table-row>
        <table:table-row table:style-name="ro2">
          <table:table-cell table:style-name="ce32" office:value-type="string" calcext:value-type="string">
            <text:p>ИТОГ</text:p>
          </table:table-cell>
          <table:table-cell table:style-name="ce37"/>
          <table:table-cell table:style-name="ce41"/>
          <table:table-cell table:style-name="ce37" table:formula="of:=SUM([.D2:.D8])" office:value-type="float" office:value="20000" calcext:value-type="float">
            <text:p>20 000,00 ₽</text:p>
          </table:table-cell>
        </table:table-row>
      </table:table>
      <table:table table:name="Task4" table:style-name="ta6">
        <office:forms form:automatic-focus="false" form:apply-design-mode="false"/>
        <table:table-column table:style-name="co11" table:default-cell-style-name="ce45"/>
        <table:table-column table:style-name="co12" table:default-cell-style-name="ce46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Сумма займа</text:p>
          </table:table-cell>
          <table:table-cell office:value-type="float" office:value="100000" calcext:value-type="float">
            <text:p>100 000 ₽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рок (в месяцах)</text:p>
          </table:table-cell>
          <table:table-cell table:style-name="ce45"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Процентная ставка</text:p>
          </table:table-cell>
          <table:table-cell table:style-name="ce47" office:value-type="percentage" office:value="0" calcext:value-type="percentage">
            <text:p>0,0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Платеж наличными</text:p>
          </table:table-cell>
          <table:table-cell table:style-name="ce48" table:formula="of:=PMT([.B3]/12;[.B2];[.B1])" office:value-type="float" office:value="-555.555555555556" calcext:value-type="float">
            <text:p>555,56 ₽</text:p>
          </table:table-cell>
          <table:table-cell table:number-columns-repeated="16382"/>
        </table:table-row>
      </table:table>
      <table:table table:name="Task5" table:style-name="ta7">
        <office:forms form:automatic-focus="false" form:apply-design-mode="false"/>
        <table:table-column table:style-name="co13" table:default-cell-style-name="ce41"/>
        <table:table-column table:style-name="co3" table:default-cell-style-name="Default"/>
        <table:table-column table:style-name="co3" table:default-cell-style-name="ce41"/>
        <table:table-column table:style-name="co14" table:default-cell-style-name="Default"/>
        <table:table-column table:style-name="co15" table:default-cell-style-name="ce41"/>
        <table:table-column table:style-name="co3" table:number-columns-repeated="16379" table:default-cell-style-name="Default"/>
        <table:table-row table:style-name="ro1">
          <table:table-cell table:style-name="ce49" office:value-type="string" calcext:value-type="string" table:number-columns-spanned="1" table:number-rows-spanned="2">
            <text:p>Пит. Вещ.</text:p>
          </table:table-cell>
          <table:table-cell table:style-name="ce53" office:value-type="string" calcext:value-type="string" table:number-columns-spanned="2" table:number-rows-spanned="1">
            <text:p>ПРОДУКТЫ</text:p>
          </table:table-cell>
          <table:covered-table-cell table:style-name="ce58"/>
          <table:table-cell table:style-name="ce53" office:value-type="string" calcext:value-type="string" table:number-columns-spanned="1" table:number-rows-spanned="2">
            <text:p>Потребность</text:p>
          </table:table-cell>
          <table:table-cell table:style-name="ce53" office:value-type="string" calcext:value-type="string" table:number-columns-spanned="1" table:number-rows-spanned="2">
            <text:p>Условие</text:p>
          </table:table-cell>
          <table:table-cell table:number-columns-repeated="16379"/>
        </table:table-row>
        <table:table-row table:style-name="ro1">
          <table:covered-table-cell table:style-name="ce49"/>
          <table:table-cell table:style-name="ce54" office:value-type="string" calcext:value-type="string">
            <text:p>булочка</text:p>
          </table:table-cell>
          <table:table-cell table:style-name="ce59" office:value-type="string" calcext:value-type="string">
            <text:p>молоко</text:p>
          </table:table-cell>
          <table:covered-table-cell table:number-columns-repeated="2" table:style-name="ce54"/>
          <table:table-cell table:number-columns-repeated="16379"/>
        </table:table-row>
        <table:table-row table:style-name="ro1">
          <table:table-cell office:value-type="string" calcext:value-type="string">
            <text:p>белки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углеводы</text:p>
          </table:table-cell>
          <table:table-cell table:style-name="ce41" office:value-type="float" office:value="25" calcext:value-type="float">
            <text:p>25</text:p>
          </table:table-cell>
          <table:table-cell table:style-name="Default" office:value-type="float" office:value="15" calcext:value-type="float">
            <text:p>15</text:p>
          </table:table-cell>
          <table:table-cell table:style-name="ce41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жиры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style-name="ce62"/>
          <table:table-cell table:number-columns-repeated="16379"/>
        </table:table-row>
        <table:table-row table:style-name="ro1">
          <table:table-cell office:value-type="string" calcext:value-type="string">
            <text:p>витамины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61" office:value-type="float" office:value="45" calcext:value-type="float">
            <text:p>45</text:p>
          </table:table-cell>
          <table:table-cell table:number-columns-repeated="16380"/>
        </table:table-row>
        <table:table-row table:style-name="ro1">
          <table:table-cell table:style-name="ce50" office:value-type="string" calcext:value-type="string">
            <text:p>Стоимость</text:p>
          </table:table-cell>
          <table:table-cell table:style-name="ce55" office:value-type="float" office:value="24" calcext:value-type="float">
            <text:p>24,00 ₽</text:p>
          </table:table-cell>
          <table:table-cell table:style-name="ce60" office:value-type="float" office:value="60" calcext:value-type="float">
            <text:p>60,00 ₽</text:p>
          </table:table-cell>
          <table:table-cell table:style-name="ce61"/>
          <table:table-cell table:style-name="ce63"/>
          <table:table-cell table:number-columns-repeated="16379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4">
          <table:table-cell table:style-name="ce51" office:value-type="string" calcext:value-type="string">
            <text:p>Неизвестные величины</text:p>
          </table:table-cell>
          <table:table-cell table:style-name="ce56" office:value-type="string" calcext:value-type="string">
            <text:p>x1</text:p>
          </table:table-cell>
          <table:table-cell table:style-name="ce56" office:value-type="string" calcext:value-type="string">
            <text:p>x2</text:p>
          </table:table-cell>
          <table:table-cell/>
          <table:table-cell table:style-name="Default"/>
          <table:table-cell table:number-columns-repeated="16379"/>
        </table:table-row>
        <table:table-row table:style-name="ro4">
          <table:table-cell table:style-name="ce52" office:value-type="string" calcext:value-type="string">
            <text:p>Количество продуктов</text:p>
          </table:table-cell>
          <table:table-cell table:style-name="ce57" table:number-columns-repeated="2"/>
          <table:table-cell/>
          <table:table-cell table:style-name="Default"/>
          <table:table-cell table:number-columns-repeated="16379"/>
        </table:table-row>
        <table:named-expressions>
          <table:named-expression table:name="solver_cvg" table:base-cell-address="$'Структура сценария'.$A$1" table:expression="0.0001"/>
          <table:named-expression table:name="solver_drv" table:base-cell-address="$'Структура сценария'.$A$1" table:expression="2"/>
          <table:named-expression table:name="solver_eng" table:base-cell-address="$'Структура сценария'.$A$1" table:expression="1"/>
          <table:named-expression table:name="solver_est" table:base-cell-address="$'Структура сценария'.$A$1" table:expression="1"/>
          <table:named-expression table:name="solver_itr" table:base-cell-address="$'Структура сценария'.$A$1" table:expression="2147483647"/>
          <table:named-range table:name="solver_lhs1" table:base-cell-address="$'Структура сценария'.$A$1" table:cell-range-address="$Task5.$B$10" table:range-usable-as="hidden"/>
          <table:named-range table:name="solver_lhs2" table:base-cell-address="$'Структура сценария'.$A$1" table:cell-range-address="$Task5.$C$10" table:range-usable-as="hidden"/>
          <table:named-range table:name="solver_lhs3" table:base-cell-address="$'Структура сценария'.$A$1" table:cell-range-address="$Task5.$D$3" table:range-usable-as="hidden"/>
          <table:named-range table:name="solver_lhs4" table:base-cell-address="$'Структура сценария'.$A$1" table:cell-range-address="$Task5.$D$4" table:range-usable-as="hidden"/>
          <table:named-range table:name="solver_lhs5" table:base-cell-address="$'Структура сценария'.$A$1" table:cell-range-address="$Task5.$D$5" table:range-usable-as="hidden"/>
          <table:named-range table:name="solver_lhs6" table:base-cell-address="$'Структура сценария'.$A$1" table:cell-range-address="$Task5.$D$6" table:range-usable-as="hidden"/>
          <table:named-expression table:name="solver_mip" table:base-cell-address="$'Структура сценария'.$A$1" table:expression="2147483647"/>
          <table:named-expression table:name="solver_mni" table:base-cell-address="$'Структура сценария'.$A$1" table:expression="30"/>
          <table:named-expression table:name="solver_mrt" table:base-cell-address="$'Структура сценария'.$A$1" table:expression="0.075"/>
          <table:named-expression table:name="solver_msl" table:base-cell-address="$'Структура сценария'.$A$1" table:expression="2"/>
          <table:named-expression table:name="solver_neg" table:base-cell-address="$'Структура сценария'.$A$1" table:expression="1"/>
          <table:named-expression table:name="solver_nod" table:base-cell-address="$'Структура сценария'.$A$1" table:expression="2147483647"/>
          <table:named-expression table:name="solver_num" table:base-cell-address="$'Структура сценария'.$A$1" table:expression="6"/>
          <table:named-expression table:name="solver_nwt" table:base-cell-address="$'Структура сценария'.$A$1" table:expression="1"/>
          <table:named-range table:name="solver_opt" table:base-cell-address="$'Структура сценария'.$A$1" table:cell-range-address="$Task5.$E$7" table:range-usable-as="hidden"/>
          <table:named-expression table:name="solver_pre" table:base-cell-address="$'Структура сценария'.$A$1" table:expression="0.000001"/>
          <table:named-expression table:name="solver_rbv" table:base-cell-address="$'Структура сценария'.$A$1" table:expression="2"/>
          <table:named-expression table:name="solver_rel1" table:base-cell-address="$'Структура сценария'.$A$1" table:expression="3"/>
          <table:named-expression table:name="solver_rel2" table:base-cell-address="$'Структура сценария'.$A$1" table:expression="3"/>
          <table:named-expression table:name="solver_rel3" table:base-cell-address="$'Структура сценария'.$A$1" table:expression="1"/>
          <table:named-expression table:name="solver_rel4" table:base-cell-address="$'Структура сценария'.$A$1" table:expression="1"/>
          <table:named-expression table:name="solver_rel5" table:base-cell-address="$'Структура сценария'.$A$1" table:expression="1"/>
          <table:named-expression table:name="solver_rel6" table:base-cell-address="$'Структура сценария'.$A$1" table:expression="1"/>
          <table:named-expression table:name="solver_rhs1" table:base-cell-address="$'Структура сценария'.$A$1" table:expression="1"/>
          <table:named-expression table:name="solver_rhs2" table:base-cell-address="$'Структура сценария'.$A$1" table:expression="1"/>
          <table:named-expression table:name="solver_rhs3" table:base-cell-address="$'Структура сценария'.$A$1" table:expression="[$Task5.$B$3]+[$Task5.$C$3]"/>
          <table:named-expression table:name="solver_rhs4" table:base-cell-address="$'Структура сценария'.$A$1" table:expression="[$Task5.$B$4]+[$Task5.$C$4]"/>
          <table:named-expression table:name="solver_rhs5" table:base-cell-address="$'Структура сценария'.$A$1" table:expression="[$Task5.$B$5]+[$Task5.$C$5]"/>
          <table:named-expression table:name="solver_rhs6" table:base-cell-address="$'Структура сценария'.$A$1" table:expression="[$Task5.$B$6]+[$Task5.$C$6]"/>
          <table:named-expression table:name="solver_rlx" table:base-cell-address="$'Структура сценария'.$A$1" table:expression="2"/>
          <table:named-expression table:name="solver_rsd" table:base-cell-address="$'Структура сценария'.$A$1" table:expression="0"/>
          <table:named-expression table:name="solver_scl" table:base-cell-address="$'Структура сценария'.$A$1" table:expression="2"/>
          <table:named-expression table:name="solver_sho" table:base-cell-address="$'Структура сценария'.$A$1" table:expression="2"/>
          <table:named-expression table:name="solver_ssz" table:base-cell-address="$'Структура сценария'.$A$1" table:expression="100"/>
          <table:named-expression table:name="solver_tim" table:base-cell-address="$'Структура сценария'.$A$1" table:expression="2147483647"/>
          <table:named-expression table:name="solver_tol" table:base-cell-address="$'Структура сценария'.$A$1" table:expression="0.01"/>
          <table:named-expression table:name="solver_typ" table:base-cell-address="$'Структура сценария'.$A$1" table:expression="1"/>
          <table:named-expression table:name="solver_val" table:base-cell-address="$'Структура сценария'.$A$1" table:expression="0"/>
          <table:named-expression table:name="solver_ver" table:base-cell-address="$'Структура сценария'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2" number:min-decimal-places="2" number:min-integer-digits="1" number:grouping="true"/>
      <number:text> ₽</number:text>
    </number:number-style>
    <number:number-style style:name="N138">
      <number:number number:decimal-places="0" number:min-decimal-places="0" number:min-integer-digits="1" number:grouping="true"/>
      <number:text> ₽</number:text>
    </number:number-style>
    <number:number-style style:name="N139P0" style:volatile="true">
      <number:number number:decimal-places="2" number:min-decimal-places="2" number:min-integer-digits="1" number:grouping="true"/>
      <number:text> ₽</number:text>
    </number:number-style>
    <number:number-style style:name="N139">
      <style:text-properties fo:color="#ff0000"/>
      <number:number number:decimal-places="2" number:min-decimal-places="2" number:min-integer-digits="1" number:grouping="true"/>
      <number:text> ₽</number:text>
      <style:map style:condition="value()&gt;=0" style:apply-style-name="N139P0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5" style:display-name="PageStyle_Лист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Бюджет" style:display-name="PageStyle_Бюдже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4" style:display-name="PageStyle_Лист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Структура_20_сценария" style:display-name="PageStyle_Структура сценари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7" style:display-name="PageStyle_Лист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Отчет_20_о_20_результатах_20_1" style:display-name="PageStyle_Отчет о результатах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Студент ПТК</meta:initial-creator>
    <meta:creation-date>2024-11-14T05:37:19</meta:creation-date>
    <dc:date>2024-11-16T19:04:43.150000000</dc:date>
    <meta:generator>LibreOffice/24.2.4.2$Windows_X86_64 LibreOffice_project/51a6219feb6075d9a4c46691dcfe0cd9c4fff3c2</meta:generator>
    <meta:editing-duration>PT18M6S</meta:editing-duration>
    <meta:editing-cycles>1</meta:editing-cycles>
    <meta:document-statistic meta:table-count="8" meta:cell-count="135" meta:object-count="0"/>
    <meta:user-defined meta:name="AppVersion">16.0300</meta:user-defined>
  </office:meta>
</office:document-meta>
</file>